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7A30BDABA3F7EC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325cm, 4.439cm, 16.393cm, 7.6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36cm" svg:height="22cm" svg:x="0.992cm" svg:y="2.791cm">
          <draw:image xlink:href="Pictures/10000000000005E8000007E0F7A30BDABA3F7EC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44:06.419142532</dc:date>
    <meta:editing-duration>PT3M35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